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2" table:number-rows-spanned="1" table:style-name="ce6">
            <text:p>Elapsed time</text:p>
          </table:table-cell>
          <table:covered-table-cell table:number-columns-repeated="11"/>
          <table:table-cell office:value-type="string" table:number-columns-spanned="2" table:number-rows-spanned="1" table:style-name="ce7">
            <text:p>Media Single-thread</text:p>
          </table:table-cell>
          <table:covered-table-cell/>
          <table:table-cell table:number-columns-repeated="16370"/>
        </table:table-row>
        <table:table-row table:style-name="ro1">
          <table:table-cell office:value-type="float" office:value="0.47894700000000001" table:style-name="ce2">
            <text:p>0,478947</text:p>
          </table:table-cell>
          <table:table-cell office:value-type="float" office:value="0.46165" table:style-name="ce2">
            <text:p>0,461650</text:p>
          </table:table-cell>
          <table:table-cell office:value-type="float" office:value="0.49852000000000002" table:style-name="ce2">
            <text:p>0,498520</text:p>
          </table:table-cell>
          <table:table-cell office:value-type="float" office:value="0.48606199999999999" table:style-name="ce2">
            <text:p>0,486062</text:p>
          </table:table-cell>
          <table:table-cell office:value-type="float" office:value="0.49018" table:style-name="ce3">
            <text:p>0,490180</text:p>
          </table:table-cell>
          <table:table-cell office:value-type="float" office:value="0.50194099999999997" table:style-name="ce3">
            <text:p>0,501941</text:p>
          </table:table-cell>
          <table:table-cell office:value-type="float" office:value="0.46425899999999998" table:style-name="ce3">
            <text:p>0,464259</text:p>
          </table:table-cell>
          <table:table-cell office:value-type="float" office:value="0.46382899999999999" table:style-name="ce3">
            <text:p>0,463829</text:p>
          </table:table-cell>
          <table:table-cell office:value-type="float" office:value="0.46099400000000001" table:style-name="ce2">
            <text:p>0,460994</text:p>
          </table:table-cell>
          <table:table-cell office:value-type="float" office:value="0.45824999999999999" table:style-name="ce2">
            <text:p>0,458250</text:p>
          </table:table-cell>
          <table:table-cell office:value-type="float" office:value="0.42744799999999999" table:style-name="ce4">
            <text:p>0,427448</text:p>
          </table:table-cell>
          <table:table-cell office:value-type="float" office:value="0.42174899999999999" table:style-name="ce5">
            <text:p>0,421749</text:p>
          </table:table-cell>
          <table:table-cell office:value-type="float" office:value="6.3399083879999996" table:number-columns-spanned="2" table:number-rows-spanned="1" table:style-name="ce8">
            <text:p>6,339908388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6">
            <text:p>Media</text:p>
          </table:table-cell>
          <table:covered-table-cell/>
          <table:table-cell office:value-type="string" table:number-columns-spanned="2" table:number-rows-spanned="1" table:style-name="ce6">
            <text:p>Desviación típica</text:p>
          </table:table-cell>
          <table:covered-table-cell/>
          <table:table-cell office:value-type="string" table:number-columns-spanned="4" table:number-rows-spanned="1" table:style-name="ce6">
            <text:p>Intervalo de confianza (95%)</text:p>
          </table:table-cell>
          <table:covered-table-cell table:number-columns-repeated="3"/>
          <table:table-cell office:value-type="string" table:number-columns-spanned="2" table:number-rows-spanned="1" table:style-name="ce6">
            <text:p>Productividad</text:p>
          </table:table-cell>
          <table:covered-table-cell/>
          <table:table-cell office:value-type="string" table:number-columns-spanned="2" table:number-rows-spanned="1" table:style-name="ce6">
            <text:p>Aceleración</text:p>
          </table:table-cell>
          <table:covered-table-cell/>
          <table:table-cell table:number-columns-repeated="16372" table:style-name="ce1"/>
        </table:table-row>
        <table:table-row table:style-name="ro1">
          <table:table-cell office:value-type="float" office:value="0.4665339616281704" table:formula="of:=HARMEAN([.A2:.L2])" table:number-columns-spanned="2" table:number-rows-spanned="1" table:style-name="ce9">
            <text:p>0,466533962</text:p>
          </table:table-cell>
          <table:covered-table-cell/>
          <table:table-cell office:value-type="float" office:value="2.5263295737846216E-2" table:formula="of:=STDEV([.A2:.L2])" table:number-columns-spanned="2" table:number-rows-spanned="1" table:style-name="ce9">
            <text:p>0,025263296</text:p>
          </table:table-cell>
          <table:covered-table-cell/>
          <table:table-cell office:value-type="string" table:number-columns-spanned="2" table:number-rows-spanned="1" table:style-name="ce7">
            <text:p>Inferior</text:p>
          </table:table-cell>
          <table:covered-table-cell/>
          <table:table-cell office:value-type="string" table:number-columns-spanned="2" table:number-rows-spanned="1" table:style-name="ce6">
            <text:p>Superior</text:p>
          </table:table-cell>
          <table:covered-table-cell/>
          <table:table-cell office:value-type="float" office:value="128.60800056356939" table:formula="of:=60/[.A4]" table:number-columns-spanned="2" table:number-rows-spanned="1" table:style-name="ce9">
            <text:p>128,6080006</text:p>
          </table:table-cell>
          <table:covered-table-cell/>
          <table:table-cell office:value-type="float" office:value="20.28546671226275" table:formula="of:=[.I4]/[.M2]" table:number-columns-spanned="2" table:number-rows-spanned="1" table:style-name="ce9">
            <text:p>20,28546671</text:p>
          </table:table-cell>
          <table:covered-table-cell/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office:value-type="float" office:value="0.41600737015247796" table:formula="of:=[.A4]-2*[.C4]" table:number-columns-spanned="2" table:number-rows-spanned="1" table:style-name="ce9">
            <text:p>0,41600737</text:p>
          </table:table-cell>
          <table:covered-table-cell/>
          <table:table-cell office:value-type="float" office:value="0.51706055310386279" table:formula="of:=[.A4]+2*[.C4]" table:number-columns-spanned="2" table:number-rows-spanned="1" table:style-name="ce9">
            <text:p>0,517060553</text:p>
          </table:table-cell>
          <table:covered-table-cell/>
          <table:table-cell table:number-columns-repeated="16376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6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ayte</meta:initial-creator>
    <dc:creator>Mayte</dc:creator>
    <meta:creation-date>2020-10-28T09:08:30Z</meta:creation-date>
    <dc:date>2020-12-10T15:51:52Z</dc:date>
  </office:meta>
</office:document-meta>
</file>